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96.01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column table:style-name="co3" table:number-columns-repeated="1012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d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eek</text:p>
          </table:table-cell>
          <table:table-cell table:number-columns-repeated="3"/>
          <table:table-cell office:value-type="string" calcext:value-type="string">
            <text:p>Incidence Rate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4"/>
          <table:table-cell office:value-type="string" calcext:value-type="string">
            <text:p>X 1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Week 4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3"/>
          <table:table-cell office:value-type="string" calcext:value-type="string">
            <text:p>35,18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 6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/>
          <table:table-cell office:value-type="string" calcext:value-type="string">
            <text:p>Week 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62" calcext:value-type="float">
            <text:p>36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osta Rica^</text:p>
          </table:table-cell>
          <table:table-cell/>
          <table:table-cell office:value-type="string" calcext:value-type="string">
            <text:p>Week 5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 6</text:p>
          </table:table-cell>
          <table:table-cell office:value-type="string" calcext:value-type="string">
            <text:p>7,7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2.9" calcext:value-type="float">
            <text:p>122.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Week 6</text:p>
          </table:table-cell>
          <table:table-cell office:value-type="string" calcext:value-type="string">
            <text:p>1,5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.2" calcext:value-type="float">
            <text:p>1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icaragua*</text:p>
          </table:table-cell>
          <table:table-cell/>
          <table:table-cell office:value-type="string" calcext:value-type="string">
            <text:p>Week 2</text:p>
          </table:table-cell>
          <table:table-cell office:value-type="string" calcext:value-type="string">
            <text:p>1,1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0,474</text:p>
          </table:table-cell>
          <table:table-cell office:value-type="float" office:value="214" calcext:value-type="float">
            <text:p>214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3.7" calcext:value-type="float">
            <text:p>23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0,40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/>
          <table:table-cell office:value-type="string" calcext:value-type="string">
            <text:p>Week 8</text:p>
          </table:table-cell>
          <table:table-cell office:value-type="string" calcext:value-type="string">
            <text:p>3,907</text:p>
          </table:table-cell>
          <table:table-cell office:value-type="string" calcext:value-type="string">
            <text:p>1,171</text:p>
          </table:table-cell>
          <table:table-cell/>
          <table:table-cell office:value-type="string" calcext:value-type="string">
            <text:p>2,039.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uadaloupe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466" calcext:value-type="float">
            <text:p>46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404" calcext:value-type="float">
            <text:p>40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uerto Ricoe</text:p>
          </table:table-cell>
          <table:table-cell/>
          <table:table-cell office:value-type="string" calcext:value-type="string">
            <text:p>Week 6</text:p>
          </table:table-cell>
          <table:table-cell office:value-type="float" office:value="181" calcext:value-type="float">
            <text:p>18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2" calcext:value-type="float">
            <text:p>6.2</text:p>
          </table:table-cell>
          <table:table-cell/>
          <table:table-cell office:value-type="string" calcext:value-type="string">
            <text:p>3,68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 6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,337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/>
          <table:table-cell office:value-type="string" calcext:value-type="string">
            <text:p>Week 6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,260.9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4,835</text:p>
          </table:table-cell>
          <table:table-cell office:value-type="string" calcext:value-type="string">
            <text:p>1,2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,83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 6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/>
          <table:table-cell office:value-type="string" calcext:value-type="string">
            <text:p>Week 6</text:p>
          </table:table-cell>
          <table:table-cell office:value-type="string" calcext:value-type="string">
            <text:p>93,237</text:p>
          </table:table-cell>
          <table:table-cell office:value-type="float" office:value="706" calcext:value-type="float">
            <text:p>706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48,32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/>
          <table:table-cell office:value-type="string" calcext:value-type="string">
            <text:p>Week 5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 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93,262</text:p>
          </table:table-cell>
          <table:table-cell office:value-type="float" office:value="760" calcext:value-type="float">
            <text:p>76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5,51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Week 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Week 6</text:p>
          </table:table-cell>
          <table:table-cell office:value-type="float" office:value="833" calcext:value-type="float">
            <text:p>83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 5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Week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Week 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2.5" calcext:value-type="float">
            <text:p>112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 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.6" calcext:value-type="float">
            <text:p>15.6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Week 2</text:p>
          </table:table-cell>
          <table:table-cell office:value-type="float" office:value="323" calcext:value-type="float">
            <text:p>323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423.9" calcext:value-type="float">
            <text:p>423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Bahamas+</text:p>
          </table:table-cell>
          <table:table-cell/>
          <table:table-cell office:value-type="string" calcext:value-type="string">
            <text:p>Week 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Week 5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9.1" calcext:value-type="float">
            <text:p>29.1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Week 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.8" calcext:value-type="float">
            <text:p>114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Week 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7.4" calcext:value-type="float">
            <text:p>667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Week 5</text:p>
          </table:table-cell>
          <table:table-cell office:value-type="float" office:value="223" calcext:value-type="float">
            <text:p>22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/>
          <table:table-cell office:value-type="string" calcext:value-type="string">
            <text:p>Week 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4.3" calcext:value-type="float">
            <text:p>24.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int Maarten (Dutch part)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39" calcext:value-type="float">
            <text:p>53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Week 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6,063</text:p>
          </table:table-cell>
          <table:table-cell office:value-type="float" office:value="196" calcext:value-type="float">
            <text:p>19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115,525</text:p>
          </table:table-cell>
          <table:table-cell office:value-type="string" calcext:value-type="string">
            <text:p>2,555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12.2" calcext:value-type="float">
            <text:p>1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64,34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10:02</meta:creation-date>
    <dc:date>2018-09-01T10:10:02</dc:date>
    <meta:generator>LibreOffice/5.1.6.2$Linux_X86_64 LibreOffice_project/10m0$Build-2</meta:generator>
    <meta:document-statistic meta:table-count="1" meta:cell-count="41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